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94f26" officeooo:paragraph-rsid="00094f26"/>
    </style:style>
    <style:style style:name="P2" style:family="paragraph" style:parent-style-name="Standard">
      <style:text-properties officeooo:rsid="000ae1db" officeooo:paragraph-rsid="000ae1db"/>
    </style:style>
    <style:style style:name="P3" style:family="paragraph" style:parent-style-name="Standard">
      <style:text-properties officeooo:paragraph-rsid="000ae1db"/>
    </style:style>
    <style:style style:name="P4" style:family="paragraph" style:parent-style-name="Standard">
      <style:text-properties officeooo:rsid="000bf31b" officeooo:paragraph-rsid="000bf31b"/>
    </style:style>
    <style:style style:name="P5" style:family="paragraph" style:parent-style-name="Standard">
      <style:text-properties officeooo:paragraph-rsid="000bf31b"/>
    </style:style>
    <style:style style:name="T1" style:family="text">
      <style:text-properties officeooo:rsid="000ae1db"/>
    </style:style>
    <style:style style:name="T2" style:family="text">
      <style:text-properties officeooo:rsid="000bf3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ésentation </text:p>
      <text:p text:style-name="P1"/>
      <text:p text:style-name="P1">graphique choisie : 1 , 2 , 7, 12 ,15</text:p>
      <text:p text:style-name="P1"/>
      <text:p text:style-name="P2">graphique 1 :</text:p>
      <text:p text:style-name="P2"/>
      <text:p text:style-name="P2">_évolution nombre d’achats des clients</text:p>
      <text:p text:style-name="P2">_évolution du chiffres d’affaires</text:p>
      <text:p text:style-name="P2"/>
      <text:p text:style-name="P2">graphique 2 :</text:p>
      <text:p text:style-name="P2"/>
      <text:p text:style-name="P3"><text:span text:style-name="T1">_</text:span>évolution du nombre d'achats des clients ;</text:p>
      <text:p text:style-name="P3">_évolution du nombre de visites sur le site web au cours du temps ;</text:p>
      <text:p text:style-name="P3">_évolution du ratio (nombre d’achats des clients)/(nombre de visites) au cours du temps </text:p>
      <text:p text:style-name="P3"/>
      <text:p text:style-name="P2">graphique 7 :</text:p>
      <text:p text:style-name="P2"/>
      <text:p text:style-name="P3"><text:span text:style-name="T1">_</text:span>montant des achats des clients (montant du panier) ;</text:p>
      <text:p text:style-name="P3"/>
      <text:p text:style-name="P2">graphique 12 :</text:p>
      <text:p text:style-name="P2"/>
      <text:p text:style-name="P3"><text:span text:style-name="T1">_</text:span>proportion des ventes par catégorie de produit ;</text:p>
      <text:p text:style-name="P3">_évolution du chiffre d'affaires ;</text:p>
      <text:p text:style-name="P3"/>
      <text:p text:style-name="P4">graphique 15 :</text:p>
      <text:p text:style-name="P4"/>
      <text:p text:style-name="P5"><text:span text:style-name="T2">_</text:span>évolution de la variabilité du temps passé par les visiteurs sur le site web (pour les sessions ayant abouti à un achat)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15:21:37.827347931</meta:creation-date>
    <dc:date>2022-03-18T15:50:27.887333017</dc:date>
    <meta:editing-duration>PT7M49S</meta:editing-duration>
    <meta:editing-cycles>2</meta:editing-cycles>
    <meta:generator>LibreOffice/7.3.1.3$Linux_X86_64 LibreOffice_project/30$Build-3</meta:generator>
    <meta:document-statistic meta:table-count="0" meta:image-count="0" meta:object-count="0" meta:page-count="1" meta:paragraph-count="16" meta:word-count="113" meta:character-count="644" meta:non-whitespace-character-count="545"/>
  </office:meta>
</office:document-meta>
</file>